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9" style:family="table-cell" style:parent-style-name="Default" style:data-style-name="N37">
      <style:table-cell-properties fo:background-color="transparent" fo:border="0.06pt solid #000000"/>
    </style:style>
    <style:style style:name="ce10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8"/>
          <table:table-cell table:number-columns-repeated="2" table:style-name="ce8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9" office:value-type="date" office:date-value="2016-10-24" calcext:value-type="date">
            <text:p>24.10.16</text:p>
          </table:table-cell>
          <table:table-cell table:number-columns-repeated="2" table:style-name="ce8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8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8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9" office:value-type="date" office:date-value="2016-10-24" calcext:value-type="date">
            <text:p>24.10.16</text:p>
          </table:table-cell>
          <table:table-cell table:number-columns-repeated="2" table:style-name="ce8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9" office:value-type="date" office:date-value="2016-10-15" calcext:value-type="date">
            <text:p>15.10.16</text:p>
          </table:table-cell>
          <table:table-cell table:number-columns-repeated="2" table:style-name="ce8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8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думать форма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URGENT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NOT DONE</text:p>
          </table:table-cell>
          <table:table-cell table:style-name="ce10" office:value-type="date" office:date-value="2016-11-08" calcext:value-type="date">
            <text:p>08.11.16</text:p>
          </table:table-cell>
          <table:table-cell table:number-columns-repeated="2"/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17:21:36.32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2H34M34S</meta:editing-duration>
    <meta:editing-cycles>16</meta:editing-cycles>
    <meta:generator>LibreOffice/5.0.2.2$Windows_x86 LibreOffice_project/37b43f919e4de5eeaca9b9755ed688758a8251fe</meta:generator>
    <dc:date>2016-11-08T17:27:54.317000000</dc:date>
    <meta:document-statistic meta:table-count="1" meta:cell-count="127" meta:object-count="0"/>
  </office:meta>
</office:document-meta>
</file>